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7.05cm" fo:min-width="1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fo:min-height="1.08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55cm" fo:min-width="7.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1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3.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7.4cm" svg:x="1.2cm" svg:y="1.8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3cm" svg:height="1.432cm" svg:x="8.107cm" svg:y="1.1cm">
          <draw:text-box>
            <text:p><text:span text:style-name="T1">ilist_cons</text:span></text:p>
          </draw:text-box>
        </draw:frame>
        <draw:custom-shape draw:style-name="gr3" draw:text-style-name="P1" draw:layer="layout" svg:width="8.5cm" svg:height="4.9cm" svg:x="4.4cm" svg:y="3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6cm" svg:x="5cm" svg:y="5.432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2.6cm" svg:x="7.5cm" svg:y="5.03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07cm" svg:height="1.431cm" svg:x="8.093cm" svg:y="4.332cm">
          <draw:text-box>
            <text:p><text:span text:style-name="T1">ilist_nil</text:span></text:p>
          </draw:text-box>
        </draw:frame>
        <draw:frame draw:style-name="gr2" draw:text-style-name="P2" draw:layer="layout" svg:width="4.293cm" svg:height="1.432cm" svg:x="8.107cm" svg:y="2.8cm">
          <draw:text-box>
            <text:p><text:span text:style-name="T1">ilist_cons</text:span></text:p>
          </draw:text-box>
        </draw:frame>
        <draw:custom-shape draw:style-name="gr4" draw:text-style-name="P1" draw:layer="layout" svg:width="2cm" svg:height="1.6cm" svg:x="1.8cm" svg:y="5.432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9:33.921343151</meta:creation-date>
    <dc:date>2015-06-08T21:35:49.019425648</dc:date>
    <meta:editing-duration>PT1H1M2S</meta:editing-duration>
    <meta:editing-cycles>58</meta:editing-cycles>
    <meta:generator>LibreOffice/4.4.4.1.0$Linux_X86_64 LibreOffice_project/40m0$Build-1</meta:generator>
    <meta:document-statistic meta:object-count="8"/>
  </office:meta>
</office:document-meta>
</file>